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bingLookupNotifierTest.does_not_do_anything_when_list_is_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ubbingLookupNotifierTest.call_on_stubbing_lookup_method_of_listeners_with_correct_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ventArgumentMatcher.matches( StubbingLookupNotifier . Event argu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